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="solid" draw:fill-color="#000000" draw:fill-image-width="0cm" draw:fill-image-height="0cm" fo:min-height="21.323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draw:fill="solid" draw:fill-color="#000000" draw:fill-image-width="0cm" draw:fill-image-height="0cm" fo:min-height="21.398cm"/>
    </style:style>
    <style:style style:name="P1" style:family="paragraph">
      <style:paragraph-properties fo:text-align="center" style:text-autospace="none"/>
      <style:text-properties fo:font-size="48pt" style:font-size-asian="48pt" style:font-size-complex="48pt"/>
    </style:style>
    <style:style style:name="P2" style:family="paragraph">
      <style:paragraph-properties fo:text-align="center" style:text-autospace="none"/>
      <style:text-properties fo:color="#ffffff" style:font-name="Calibri1" fo:font-size="48pt" fo:font-weight="bold" style:letter-kerning="true" style:font-size-asian="48pt" style:font-weight-asian="bold" style:font-name-complex="Calibri1" style:font-size-complex="48pt" style:font-weight-complex="bold"/>
    </style:style>
    <style:style style:name="P3" style:family="paragraph">
      <style:text-properties fo:font-size="20pt"/>
    </style:style>
    <style:style style:name="T1" style:family="text">
      <style:text-properties fo:color="#ffffff" style:font-name="Arial Black" fo:font-size="48pt" fo:font-weight="bold" style:letter-kerning="true" style:font-size-asian="48pt" style:font-weight-asian="bold" style:font-name-complex="Calibri1" style:font-size-complex="4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.323cm" svg:x="0cm" svg:y="0cm" presentation:class="title" presentation:user-transformed="true">
          <draw:text-box>
            <text:p text:style-name="P1"><text:span text:style-name="T1">Ref: Niegodny jestem Panie przyjąć Cię do mej duszy, </text:span><text:span text:style-name="T1"><text:line-break/></text:span><text:span text:style-name="T1">Lecz niech to wyznanie <text:s/></text:span><text:span text:style-name="T1"><text:line-break/></text:span><text:span text:style-name="T1">niech Cię żal mój wzruszy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.323cm" svg:x="0cm" svg:y="0cm" presentation:class="title" presentation:user-transformed="true">
          <draw:text-box>
            <text:p text:style-name="P1"><text:span text:style-name="T1">Pociesz mnie </text:span><text:span text:style-name="T1"><text:line-break/></text:span><text:span text:style-name="T1">przebaczeniem, daruj mi </text:span><text:span text:style-name="T1"><text:line-break/></text:span><text:span text:style-name="T1">winy, zbrodnie, uświęć mnie</text:span><text:span text:style-name="T1"><text:line-break/></text:span><text:span text:style-name="T1">swym wejrzeniem, <text:s/></text:span><text:span text:style-name="T1"><text:line-break/></text:span><text:span text:style-name="T1">bym Cię przyjął godnie. 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.323cm" svg:x="0cm" svg:y="0cm" presentation:class="title" presentation:user-transformed="true">
          <draw:text-box>
            <text:p text:style-name="P1"><text:span text:style-name="T1">1. Dzieci, niegodne tak wielkiej ofiary, </text:span><text:span text:style-name="T1"><text:line-break/></text:span><text:span text:style-name="T1">Z Twego stołu dary biorą, </text:span><text:span text:style-name="T1"><text:line-break/></text:span><text:span text:style-name="T1">Ręce do Boga podnoszą po dary <text:s/></text:span><text:span text:style-name="T1"><text:line-break/></text:span><text:span text:style-name="T1">I z ufnością, i z pokorą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.323cm" svg:x="0cm" svg:y="0cm" presentation:class="title" presentation:user-transformed="true">
          <draw:text-box>
            <text:p text:style-name="P1"><text:span text:style-name="T1">Panem i Królem Tyś naszym na wieki, </text:span><text:span text:style-name="T1"><text:line-break/></text:span><text:span text:style-name="T1">Przecież sami pobłądzimy. </text:span><text:span text:style-name="T1"><text:line-break/></text:span><text:span text:style-name="T1">Jednak spod Twojej nie wyjdziem opieki, <text:s/></text:span><text:span text:style-name="T1"><text:line-break/></text:span><text:span text:style-name="T1">Gdy Cię pośród nas czujemy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.323cm" svg:x="0cm" svg:y="0cm" presentation:class="title" presentation:user-transformed="true">
          <draw:text-box>
            <text:p text:style-name="P1"><text:span text:style-name="T1">Ref: Niegodny jestem Panie przyjąć Cię do mej duszy, </text:span><text:span text:style-name="T1"><text:line-break/></text:span><text:span text:style-name="T1">Lecz niech to wyznanie <text:s/></text:span><text:span text:style-name="T1"><text:line-break/></text:span><text:span text:style-name="T1">niech Cię żal mój wzruszy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.323cm" svg:x="0cm" svg:y="0cm" presentation:class="title" presentation:user-transformed="true">
          <draw:text-box>
            <text:p text:style-name="P1"><text:span text:style-name="T1">Pociesz mnie </text:span><text:span text:style-name="T1"><text:line-break/></text:span><text:span text:style-name="T1">przebaczeniem, daruj mi </text:span><text:span text:style-name="T1"><text:line-break/></text:span><text:span text:style-name="T1">winy, zbrodnie, uświęć mnie</text:span><text:span text:style-name="T1"><text:line-break/></text:span><text:span text:style-name="T1">swym wejrzeniem, <text:s/></text:span><text:span text:style-name="T1"><text:line-break/></text:span><text:span text:style-name="T1">bym Cię przyjął godnie. 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.323cm" svg:x="0cm" svg:y="0cm" presentation:class="title" presentation:user-transformed="true">
          <draw:text-box>
            <text:p text:style-name="P1"><text:span text:style-name="T1">2. My za przykładem Chrystusa idziemy <text:s/></text:span><text:span text:style-name="T1"><text:line-break/></text:span><text:span text:style-name="T1">I w nieszczęściu, i w niedoli. <text:s/></text:span><text:span text:style-name="T1"><text:line-break/></text:span><text:span text:style-name="T1">On nam pokazał i drogi i szlaki, <text:s/></text:span><text:span text:style-name="T1"><text:line-break/></text:span><text:span text:style-name="T1">Jak żyć według Ojca woli. <text:s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21.398cm" svg:x="0cm" svg:y="0cm" presentation:class="title" presentation:user-transformed="true">
          <draw:text-box>
            <text:p text:style-name="P1"><text:span text:style-name="T1">Baranku Boży coś zmazał grzech świata, <text:s/></text:span><text:span text:style-name="T1"><text:line-break/></text:span><text:span text:style-name="T1">Daj, by lud Twój żył bezpiecznie. <text:s/></text:span><text:span text:style-name="T1"><text:line-break/></text:span><text:span text:style-name="T1">Utwierdź w nas ofiarę i miłość do brata, <text:s/></text:span><text:span text:style-name="T1"><text:line-break/></text:span><text:span text:style-name="T1">Daj nam pokój, pokój wieczny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.323cm" svg:x="0cm" svg:y="0cm" presentation:class="title" presentation:user-transformed="true">
          <draw:text-box>
            <text:p text:style-name="P1"><text:span text:style-name="T1">Ref: Niegodny jestem Panie przyjąć Cię do mej duszy, </text:span><text:span text:style-name="T1"><text:line-break/></text:span><text:span text:style-name="T1">Lecz niech to wyznanie <text:s/></text:span><text:span text:style-name="T1"><text:line-break/></text:span><text:span text:style-name="T1">niech Cię żal mój wzruszy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.323cm" svg:x="0cm" svg:y="0cm" presentation:class="title" presentation:user-transformed="true">
          <draw:text-box>
            <text:p text:style-name="P1"><text:span text:style-name="T1">Pociesz mnie </text:span><text:span text:style-name="T1"><text:line-break/></text:span><text:span text:style-name="T1">przebaczeniem, daruj mi </text:span><text:span text:style-name="T1"><text:line-break/></text:span><text:span text:style-name="T1">winy, zbrodnie, uświęć mnie</text:span><text:span text:style-name="T1"><text:line-break/></text:span><text:span text:style-name="T1">swym wejrzeniem, <text:s/></text:span><text:span text:style-name="T1"><text:line-break/></text:span><text:span text:style-name="T1">bym Cię przyjął godnie. 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1" svg:font-family="Calibri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language="zxx" fo:country="none" fo:font-style="normal" fo:text-shadow="none" style:text-underline-style="none" fo:font-weight="normal" style:letter-kerning="true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language="zxx" fo:country="none" fo:font-style="normal" fo:text-shadow="none" style:text-underline-style="none" fo:font-weight="normal" style:letter-kerning="true" style:font-size-asian="32pt" style:language-asian="zxx" style:country-asian="none" style:font-style-asian="normal" style:font-weight-asian="normal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language="zxx" fo:country="none" fo:font-style="normal" fo:text-shadow="none" style:text-underline-style="none" fo:font-weight="normal" style:letter-kerning="true" style:font-size-asian="32pt" style:language-asian="zxx" style:country-asian="none" style:font-style-asian="normal" style:font-weight-asian="normal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language="zxx" fo:country="none" fo:font-style="normal" fo:text-shadow="none" style:text-underline-style="none" fo:font-weight="normal" style:letter-kerning="true" style:font-size-asian="44pt" style:language-asian="zxx" style:country-asian="none" style:font-style-asian="normal" style:font-weight-asian="normal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37M1S</meta:editing-duration>
    <meta:editing-cycles>50</meta:editing-cycles>
    <meta:generator>LibreOffice/4.1.2.3$Windows_x86 LibreOffice_project/40b2d7fde7e8d2d7bc5a449dc65df4d08a7dd38</meta:generator>
    <dc:date>2016-11-28T23:19:54.461000000</dc:date>
    <meta:document-statistic meta:object-count="51"/>
  </office:meta>
</office:document-meta>
</file>